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loext:opacity="0%" officeooo:paragraph-rsid="0004bdee"/>
    </style:style>
    <style:style style:name="P2" style:family="paragraph" style:parent-style-name="Standard">
      <style:text-properties style:use-window-font-color="true" loext:opacity="0%" officeooo:rsid="00082eba" officeooo:paragraph-rsid="000b0e97"/>
    </style:style>
    <style:style style:name="P3" style:family="paragraph" style:parent-style-name="Standard">
      <style:text-properties style:use-window-font-color="true" loext:opacity="0%" officeooo:rsid="000c3932" officeooo:paragraph-rsid="000e338f"/>
    </style:style>
    <style:style style:name="P4" style:family="paragraph" style:parent-style-name="Standard">
      <style:text-properties style:use-window-font-color="true" loext:opacity="0%" style:font-name="JetBrains Mono" fo:font-size="10pt" fo:font-style="normal" fo:font-weight="normal" officeooo:rsid="0004bdee" officeooo:paragraph-rsid="00082eba" style:font-size-asian="10pt" style:font-style-asian="normal" style:font-weight-asian="normal"/>
    </style:style>
    <style:style style:name="P5" style:family="paragraph" style:parent-style-name="Standard">
      <style:text-properties style:use-window-font-color="true" loext:opacity="0%" style:font-name="JetBrains Mono" fo:font-size="10pt" fo:font-style="normal" fo:font-weight="normal" officeooo:rsid="0004bdee" officeooo:paragraph-rsid="000b0e97" style:font-size-asian="10pt" style:font-style-asian="normal" style:font-weight-asian="normal"/>
    </style:style>
    <style:style style:name="P6" style:family="paragraph" style:parent-style-name="Standard">
      <style:text-properties style:use-window-font-color="true" loext:opacity="0%" style:font-name="JetBrains Mono" fo:font-size="10pt" fo:font-style="normal" fo:font-weight="normal" officeooo:rsid="0004bdee" officeooo:paragraph-rsid="000932fd" style:font-size-asian="10pt" style:font-style-asian="normal" style:font-weight-asian="normal"/>
    </style:style>
    <style:style style:name="P7" style:family="paragraph" style:parent-style-name="Standard">
      <style:text-properties style:use-window-font-color="true" loext:opacity="0%" style:font-name="JetBrains Mono" fo:font-size="10pt" fo:font-style="normal" fo:font-weight="normal" officeooo:rsid="0004bdee" officeooo:paragraph-rsid="000c3932" style:font-size-asian="10pt" style:font-style-asian="normal" style:font-weight-asian="normal"/>
    </style:style>
    <style:style style:name="P8" style:family="paragraph" style:parent-style-name="Standard">
      <style:text-properties officeooo:rsid="000e338f" officeooo:paragraph-rsid="000932fd"/>
    </style:style>
    <style:style style:name="P9" style:family="paragraph" style:parent-style-name="Standard">
      <style:text-properties officeooo:rsid="000e338f" officeooo:paragraph-rsid="000e338f"/>
    </style:style>
    <style:style style:name="P10" style:family="paragraph" style:parent-style-name="Standard">
      <style:text-properties officeooo:rsid="000f9e4a" officeooo:paragraph-rsid="000f9e4a"/>
    </style:style>
    <style:style style:name="P11" style:family="paragraph" style:parent-style-name="Standard">
      <style:text-properties style:use-window-font-color="true" loext:opacity="0%" style:font-name="JetBrains Mono" fo:font-size="10pt" fo:font-style="normal" fo:font-weight="normal" officeooo:rsid="0004bdee" officeooo:paragraph-rsid="000b0e97" style:font-size-asian="10pt" style:font-style-asian="normal" style:font-weight-asian="normal"/>
    </style:style>
    <style:style style:name="P12" style:family="paragraph" style:parent-style-name="Standard">
      <style:text-properties style:use-window-font-color="true" loext:opacity="0%" style:font-name="JetBrains Mono" fo:font-size="10pt" fo:font-style="normal" fo:font-weight="normal" officeooo:rsid="0004bdee" officeooo:paragraph-rsid="000c3932" style:font-size-asian="10pt" style:font-style-asian="normal" style:font-weight-asian="normal"/>
    </style:style>
    <style:style style:name="P13" style:family="paragraph" style:parent-style-name="Standard">
      <style:text-properties style:use-window-font-color="true" loext:opacity="0%" style:font-name="JetBrains Mono" fo:font-size="10pt" fo:font-style="normal" fo:font-weight="normal" officeooo:rsid="0004bdee" officeooo:paragraph-rsid="000e338f" style:font-size-asian="10pt" style:font-style-asian="normal" style:font-weight-asian="normal"/>
    </style:style>
    <style:style style:name="P14" style:family="paragraph" style:parent-style-name="Standard">
      <style:text-properties style:use-window-font-color="true" loext:opacity="0%" style:font-name="JetBrains Mono" fo:font-size="10pt" fo:font-style="normal" fo:font-weight="normal" officeooo:rsid="0004bdee" officeooo:paragraph-rsid="0004bdee" fo:background-color="transparent" style:font-size-asian="10pt" style:font-style-asian="normal" style:font-weight-asian="normal"/>
    </style:style>
    <style:style style:name="P15" style:family="paragraph" style:parent-style-name="Standard">
      <style:text-properties style:use-window-font-color="true" loext:opacity="0%" style:font-name="JetBrains Mono" fo:font-size="10pt" fo:font-style="normal" fo:font-weight="normal" officeooo:rsid="0004bdee" officeooo:paragraph-rsid="0019e040" fo:background-color="transparent" style:font-size-asian="10pt" style:font-style-asian="normal" style:font-weight-asian="normal"/>
    </style:style>
    <style:style style:name="P16" style:family="paragraph" style:parent-style-name="Standard">
      <style:text-properties style:use-window-font-color="true" loext:opacity="0%" style:font-name="JetBrains Mono" fo:font-size="10pt" fo:font-style="normal" fo:font-weight="normal" officeooo:rsid="00064250" officeooo:paragraph-rsid="00064250" fo:background-color="transparent" style:font-size-asian="10pt" style:font-style-asian="normal" style:font-weight-asian="normal"/>
    </style:style>
    <style:style style:name="P17" style:family="paragraph" style:parent-style-name="Standard">
      <style:text-properties style:use-window-font-color="true" loext:opacity="0%" officeooo:rsid="0004bdee" officeooo:paragraph-rsid="0004bdee" fo:background-color="transparent"/>
    </style:style>
    <style:style style:name="P18" style:family="paragraph" style:parent-style-name="Standard">
      <style:text-properties style:use-window-font-color="true" loext:opacity="0%" officeooo:rsid="00064250" officeooo:paragraph-rsid="00082eba" fo:background-color="transparent"/>
    </style:style>
    <style:style style:name="P19" style:family="paragraph" style:parent-style-name="Standard">
      <style:text-properties style:use-window-font-color="true" loext:opacity="0%" officeooo:rsid="0004bdee" officeooo:paragraph-rsid="0004bdee"/>
    </style:style>
    <style:style style:name="P20" style:family="paragraph" style:parent-style-name="Standard">
      <style:text-properties officeooo:rsid="000f9e4a" officeooo:paragraph-rsid="000f9e4a"/>
    </style:style>
    <style:style style:name="T1" style:family="text">
      <style:text-properties officeooo:rsid="0004bdee"/>
    </style:style>
    <style:style style:name="T2" style:family="text">
      <style:text-properties style:font-name="JetBrains Mono" fo:font-size="10pt" fo:font-style="normal" fo:font-weight="normal" style:font-size-asian="10pt" style:font-style-asian="normal" style:font-weight-asian="normal"/>
    </style:style>
    <style:style style:name="T3" style:family="text">
      <style:text-properties style:font-name="JetBrains Mono" fo:font-size="10pt" fo:font-style="normal" fo:font-weight="normal" officeooo:rsid="0004bdee" style:font-size-asian="10pt" style:font-style-asian="normal" style:font-weight-asian="normal"/>
    </style:style>
    <style:style style:name="T4" style:family="text">
      <style:text-properties style:font-name="JetBrains Mono" fo:font-size="10pt" fo:font-style="normal" fo:font-weight="normal" officeooo:rsid="000b0e97" style:font-size-asian="10pt" style:font-style-asian="normal" style:font-weight-asian="normal"/>
    </style:style>
    <style:style style:name="T5" style:family="text">
      <style:text-properties style:font-name="JetBrains Mono" fo:font-size="10pt" fo:font-style="normal" fo:font-weight="normal" officeooo:rsid="000e338f" style:font-size-asian="10pt" style:font-style-asian="normal" style:font-weight-asian="normal"/>
    </style:style>
    <style:style style:name="T6" style:family="text">
      <style:text-properties style:font-name="JetBrains Mono" fo:font-size="10pt" fo:font-style="normal" fo:font-weight="normal" officeooo:rsid="0016075f" style:font-size-asian="10pt" style:font-style-asian="normal" style:font-weight-asian="normal"/>
    </style:style>
    <style:style style:name="T7" style:family="text">
      <style:text-properties officeooo:rsid="00112fe3"/>
    </style:style>
    <style:style style:name="T8" style:family="text">
      <style:text-properties officeooo:rsid="0016075f"/>
    </style:style>
    <style:style style:name="T9" style:family="text">
      <style:text-properties fo:background-color="#ffffff" loext:char-shading-value="0"/>
    </style:style>
    <style:style style:name="T10" style:family="text">
      <style:text-properties fo:background-color="#ffffff" loext:char-shading-value="0"/>
    </style:style>
    <style:style style:name="T11" style:family="text">
      <style:text-properties fo:background-color="transparent" loext:char-shading-value="0"/>
    </style:style>
    <style:style style:name="T12" style:family="text">
      <style:text-properties style:use-window-font-color="true" loext:opacity="0%" fo:background-color="transparent" loext:char-shading-value="0"/>
    </style:style>
    <style:style style:name="T13" style:family="text">
      <style:text-properties style:use-window-font-color="true" loext:opacity="0%" style:font-name="JetBrains Mono" fo:font-size="10pt" fo:font-style="normal" fo:font-weight="normal" fo:background-color="transparent" loext:char-shading-value="0" style:font-size-asian="10pt" style:font-style-asian="normal" style:font-weight-asian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1. </text:span><text:span text:style-name="T2"><text:s/>Найдите все натуральные числа (возможно, окружённые буквами);</text:span></text:p>
      <text:p text:style-name="P19"><text:span text:style-name="T2">\d+</text:span></text:p>
      <text:p text:style-name="P14"/>
      <text:p text:style-name="P15">2. Найдите все «слова», написанные капсом (то есть строго заглавными), возможно внутри настоящих слов (аааБББввв);</text:p>
      <text:p text:style-name="P15">[A-Z\А-ЯЁ]+</text:p>
      <text:p text:style-name="P17"/>
      <text:p text:style-name="P17">3. Найдите слова, в которых есть русская буква, а за ней цифра;</text:p>
      <text:p text:style-name="P17">[А-Яёа-яё]\<text:span text:style-name="T8">d</text:span></text:p>
      <text:p text:style-name="P14"/>
      <text:p text:style-name="P16">4. Найдите все слова, начинающиеся с русской или латинской большой буквы (\b — граница слова);</text:p>
      <text:p text:style-name="P18"><text:span text:style-name="T2">\b[A-ZА-ЯЁ]\w</text:span><text:span text:style-name="T6">+</text:span></text:p>
      <text:p text:style-name="P4"/>
      <text:p text:style-name="P4">5. Найдите слова, которые начинаются на гласную (\b — граница слова);</text:p>
      <text:p text:style-name="P2"><text:span text:style-name="T3">\b[АУОИЭЫЯЮЕЁауоиэыяюеёAEIOUY</text:span><text:span text:style-name="T4">aeiouy</text:span><text:span text:style-name="T3">]\w+</text:span></text:p>
      <text:p text:style-name="P5"/>
      <text:p text:style-name="P4">6. Найдите все натуральные числа, не находящиеся на границе слова;</text:p>
      <text:p text:style-name="P5">\B\d+\B</text:p>
      <text:p text:style-name="P6"/>
      <text:p text:style-name="P5">7. Найдите строчки, в которых есть символ * (. — это точно не конец строки!);</text:p>
      <text:p text:style-name="P7">.*\*.*</text:p>
      <text:p text:style-name="P7"/>
      <text:p text:style-name="P7">8. Найдите строчки, в которых есть открывающая и когда-нибудь потом закрывающая скобки;</text:p>
      <text:p text:style-name="P7">.*\(.*\).*</text:p>
      <text:p text:style-name="P7"/>
      <text:p text:style-name="P3"><text:span text:style-name="T3">9. Выделите одним махом весь кусок оглавления (в конце примера, вместе с тегами</text:span><text:span text:style-name="T5">;</text:span></text:p>
      <text:p text:style-name="P13">&lt;.*?&gt;(.*?)&lt;/.*?&gt;</text:p>
      <text:p text:style-name="P8"/>
      <text:p text:style-name="P9">10. Выделите одним махом только текстовую часть оглавления, без тегов;</text:p>
      <text:p text:style-name="P9">&lt;.*?&gt;<text:span text:style-name="T8">(.*?)</text:span>&lt;/.*?&gt;</text:p>
      <text:p text:style-name="P10"/>
      <text:p text:style-name="P10">11. Найдите пустые строчки;</text:p>
      <text:p text:style-name="P10">\s\s</text:p>
      <text:p text:style-name="P10"/>
      <text:p text:style-name="P10"><text:span text:style-name="T7">12. </text:span>Найти все теги, не включая их содержимое.</text:p>
      <text:p text:style-name="P10">&lt;(/?.*?)&gt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1" style:font-family-asian="Tahoma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Verdana" style:font-family-asian="Verdana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" style:font-family-complex="Tahoma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Anton Boyarshinov</meta:initial-creator>
    <meta:creation-date>2008-09-02T15:39:21</meta:creation-date>
    <dc:date>2024-04-13T10:19:34.466006806</dc:date>
    <meta:editing-cycles>12</meta:editing-cycles>
    <meta:editing-duration>PT1H28S</meta:editing-duration>
    <meta:document-statistic meta:table-count="0" meta:image-count="0" meta:object-count="0" meta:page-count="1" meta:paragraph-count="24" meta:word-count="142" meta:character-count="1004" meta:non-whitespace-character-count="882"/>
    <meta:user-defined meta:name="Поле 1"/>
    <meta:user-defined meta:name="Поле 2"/>
    <meta:user-defined meta:name="Поле 3"/>
    <meta:user-defined meta:name="Поле 4"/>
  </office:meta>
</office:document-meta>
</file>